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amp;lt;script src=&amp;quot;https://sdk.amazonaws.com/js/aws-sdk-</text:p>
      <text:p text:style-name="Standard">2.1120.0.min.js&amp;quot;&amp;gt;&amp;lt;/script&amp;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20:56:49.097946427</meta:creation-date>
    <dc:date>2024-12-02T20:57:11.794046193</dc:date>
    <meta:editing-duration>PT25S</meta:editing-duration>
    <meta:editing-cycles>1</meta:editing-cycles>
    <meta:document-statistic meta:table-count="0" meta:image-count="0" meta:object-count="0" meta:page-count="1" meta:paragraph-count="2" meta:word-count="3" meta:character-count="98" meta:non-whitespace-character-count="97"/>
    <meta:generator>LibreOffice/7.3.7.2$Linux_X86_64 LibreOffice_project/30$Build-2</meta:generator>
  </office:meta>
</office:document-meta>
</file>